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A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" fo:font-size="13pt" style:font-size-asian="13pt" style:font-size-complex="13pt"/>
    </style:style>
    <style:style style:name="P1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ebbb" style:font-size-asian="13pt" style:font-size-complex="13pt"/>
    </style:style>
    <style:style style:name="P14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bf515" style:font-size-asian="13pt" style:font-size-complex="13pt"/>
    </style:style>
    <style:style style:name="P15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d8764" officeooo:paragraph-rsid="000d8764" style:font-size-asian="13pt" style:font-size-complex="13pt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center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bf515" officeooo:paragraph-rsid="000bf515" style:font-size-asian="8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bbb" officeooo:paragraph-rsid="0007ebbb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bf515" officeooo:paragraph-rsid="000bf515" style:font-size-asian="7pt" style:font-size-complex="8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fo:font-style="italic" fo:font-weight="bold" officeooo:rsid="000eb58a" officeooo:paragraph-rsid="000eb58a" style:font-size-asian="7pt" style:font-style-asian="italic" style:font-weight-asian="bold" style:font-size-complex="8pt" style:font-style-complex="italic" style:font-weight-complex="bold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0.5pt" officeooo:rsid="0007c84f" officeooo:paragraph-rsid="0007c84f" style:font-size-asian="10.5pt" style:font-size-complex="10.5pt"/>
    </style:style>
    <style:style style:name="P28" style:family="paragraph" style:parent-style-name="Standard">
      <style:paragraph-properties fo:line-height="0.564cm" fo:text-align="justify" style:justify-single-word="false" style:snap-to-layout-grid="false"/>
    </style:style>
    <style:style style:name="P29" style:family="paragraph" style:parent-style-name="Standard">
      <style:paragraph-properties fo:line-height="0.564cm" fo:text-align="justify" style:justify-single-word="false" style:snap-to-layout-grid="false"/>
      <style:text-properties officeooo:rsid="0007e0cb" officeooo:paragraph-rsid="0007e0cb"/>
    </style:style>
    <style:style style:name="P30" style:family="paragraph" style:parent-style-name="Heading_20_3">
      <style:text-properties style:font-name="LegacySanITCBoo" fo:font-size="13pt" style:font-size-asian="13pt" style:font-size-complex="13pt"/>
    </style:style>
    <style:style style:name="P31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" fo:font-size="13pt" fo:font-weight="bold" style:font-size-asian="13pt" style:font-weight-asian="bold" style:font-size-complex="13pt"/>
    </style:style>
    <style:style style:name="P32" style:family="paragraph" style:parent-style-name="Standard">
      <style:paragraph-properties fo:text-align="justify" style:justify-single-word="false"/>
    </style:style>
    <style:style style:name="T1" style:family="text">
      <style:text-properties officeooo:rsid="0007c84f"/>
    </style:style>
    <style:style style:name="T2" style:family="text">
      <style:text-properties officeooo:rsid="0009b3ae"/>
    </style:style>
    <style:style style:name="T3" style:family="text">
      <style:text-properties fo:font-size="8pt" officeooo:rsid="0007c84f" style:font-size-asian="7pt" style:font-size-complex="8pt"/>
    </style:style>
    <style:style style:name="T4" style:family="text">
      <style:text-properties fo:font-size="8pt" officeooo:rsid="000bf515" style:font-size-asian="7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0a3e1b" style:font-size-asian="8pt" style:font-size-complex="8pt"/>
    </style:style>
    <style:style style:name="T7" style:family="text">
      <style:text-properties officeooo:rsid="000a3e1b"/>
    </style:style>
    <style:style style:name="T8" style:family="text">
      <style:text-properties officeooo:rsid="000bf515"/>
    </style:style>
    <style:style style:name="T9" style:family="text">
      <style:text-properties officeooo:rsid="000d8764"/>
    </style:style>
    <style:style style:name="T10" style:family="text">
      <style:text-properties officeooo:rsid="000eb58a"/>
    </style:style>
    <style:style style:name="T11" style:family="text">
      <style:text-properties style:font-name="LegacySanITCBoo"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16">10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1"><text:span text:style-name="T9">23</text:span> d<text:span text:style-name="T7">e n</text:span>o<text:span text:style-name="T7">vembre</text:span></text:p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2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7">Activitats realitzades en l’empresa</text:p>
          </table:table-cell>
          <table:table-cell table:style-name="Taula2.A1" office:value-type="string">
            <text:p text:style-name="P18"/>
          </table:table-cell>
          <table:table-cell table:style-name="Taula2.A1" office:value-type="string">
            <text:p text:style-name="P18">Hores</text:p>
          </table:table-cell>
        </table:table-row>
        <table:table-row table:style-name="Taula2.2">
          <table:table-cell table:style-name="Taula2.A2" office:value-type="string">
            <text:p text:style-name="P21">Desenvolupant tota la integració de la característica especia de l’API meteorológica amb l’hotel.</text:p>
            <text:p text:style-name="P21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7"><text:span text:style-name="T8">3</text:span><text:span text:style-name="T10">1</text:span>h (<text:span text:style-name="T8">4</text:span> dies)</text:p>
          </table:table-cell>
        </table:table-row>
        <table:table-row table:style-name="Taula2.2">
          <table:table-cell table:style-name="Taula2.A2" office:value-type="string">
            <text:p text:style-name="P26">Pont de Dijous Bo (dijous y divendres festa, dijous pel centre y divendres en Inca)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/>
          </table:table-cell>
        </table:table-row>
        <table:table-row table:style-name="Taula2.2">
          <table:table-cell table:style-name="Taula2.A4" office:value-type="string">
            <text:p text:style-name="P22">Montaje de <text:span text:style-name="T8">pantallas a </text:span>la empresa, realizando tareas de sistemas de montaje <text:span text:style-name="T8">y mantenimiento de pc.</text:span>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1"><text:span text:style-name="T10">6</text:span>h</text:p>
          </table:table-cell>
        </table:table-row>
        <table:table-row table:style-name="Taula2.2">
          <table:table-cell table:style-name="Taula2.A2" office:value-type="string">
            <text:p text:style-name="P7"><text:span text:style-name="T4">Desarrollo del </text:span><text:span text:style-name="T3">CMS Gestor de Traducciones propuesto por Homerti para proyecto y consumo,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/>
          </table:table-cell>
        </table:table-row>
        <table:table-row table:style-name="Taula2.2">
          <table:table-cell table:style-name="Taula2.A2" office:value-type="string">
            <text:p text:style-name="P22"><text:span text:style-name="T8">p</text:span>rogramando <text:span text:style-name="T8">toda </text:span><text:s/>la funcionalidad principal de frontend y <text:span text:style-name="T8">backend a modo de fullstack y haciendo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5">la integración con la empresa y sus sistemas de vacalia intranet y demás, fusionandolo mediant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5">webservices de forma segura y óptim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<text:span text:style-name="T10">10</text:span>h</text:p>
          </table:table-cell>
        </table:table-row>
        <table:table-row table:style-name="Taula2.2">
          <table:table-cell table:style-name="Taula2.A2" office:value-type="string">
            <text:p text:style-name="P22">Finalización del CMS, optimizando código de forma segura con modos <text:span text:style-name="T8">de despliegue y en su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5">correspondiente hosting de sistemas de la empresa, propio almacenaj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<text:span text:style-name="T8">8</text:span>h</text:p>
          </table:table-cell>
        </table:table-row>
        <table:table-row table:style-name="Taula2.2">
          <table:table-cell table:style-name="Taula2.A2" office:value-type="string">
            <text:p text:style-name="P19"><text:span text:style-name="T8">Optimizando y testeando la </text:span>web del Hotel del proyecto, además de <text:span text:style-name="T8">más </text:span>refactorización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<text:span text:style-name="T10">8</text:span>h</text:p>
          </table:table-cell>
        </table:table-row>
        <table:table-row table:style-name="Taula2.2">
          <table:table-cell table:style-name="Taula2.A2" office:value-type="string">
            <text:p text:style-name="P24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15">79h</text:p>
          </table:table-cell>
        </table:table-row>
      </table:table>
      <text:h text:style-name="P30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9"><text:span text:style-name="T5">Aquestes 2 setmanes arribant a la </text:span><text:span text:style-name="T6">3/4 parts</text:span><text:span text:style-name="T5"> de les FCT han sigut molt productives y amb molt</text:span><text:span text:style-name="T6">ísima feina</text:span><text:span text:style-name="T5">, </text:span><text:span text:style-name="T6">he après formes ben</text:span></text:p>
          </table:table-cell>
        </table:table-row>
        <table:table-row table:style-name="Taula3.1">
          <table:table-cell table:style-name="Taula3.A2" office:value-type="string">
            <text:p text:style-name="P20"><text:span text:style-name="T7">nteressant de desenvolupar web amb Laravel y Vue</text:span>, a més <text:span text:style-name="T7">de React, Vite, y ExpressJS en fullstack</text:span>, he après noves</text:p>
          </table:table-cell>
        </table:table-row>
        <table:table-row table:style-name="Taula3.1">
          <table:table-cell table:style-name="Taula3.A2" office:value-type="string">
            <text:p text:style-name="P23"><text:span text:style-name="T7">formes de treballar a una empresa de </text:span>web dels meus companys d’empresa amb bones pràctiques y treball <text:span text:style-name="T7">en equip.</text:span></text:p>
          </table:table-cell>
        </table:table-row>
        <table:table-row table:style-name="Taula3.1">
          <table:table-cell table:style-name="Taula3.A2" office:value-type="string">
            <text:p text:style-name="P6"/>
          </table:table-cell>
        </table:table-row>
      </table:table>
      <text:p text:style-name="P10">L’alumne</text:p>
      <text:p text:style-name="P2"/>
      <text:p text:style-name="P3">Fernando Gonz<text:span text:style-name="T2">à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8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32"><text:span text:style-name="T11">(Nom i llinatge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9b3a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/><text:span text:style-name="MT1">Fernando Gonz</text:span><text:span text:style-name="MT2">à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/>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6T15:27:44.590000000</dc:date>
    <meta:editing-cycles>14</meta:editing-cycles>
    <meta:editing-duration>P23DT23H12M42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0" meta:word-count="261" meta:character-count="1636" meta:non-whitespace-character-count="1408"/>
  </office:meta>
</office:document-meta>
</file>